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00"/>
      <style:text-properties fo:font-size="12pt"/>
    </style:style>
    <style:style style:name="P2" style:family="paragraph">
      <loext:graphic-properties draw:fill-color="#00ffff"/>
    </style:style>
    <style:style style:name="P3" style:family="paragraph">
      <loext:graphic-properties draw:fill-color="#00ffff"/>
      <style:text-properties fo:font-size="12pt"/>
    </style:style>
    <style:style style:name="P4" style:family="paragraph">
      <loext:graphic-properties draw:fill-color="#ffff99"/>
    </style:style>
    <style:style style:name="P5" style:family="paragraph">
      <loext:graphic-properties draw:fill-color="#ffff66"/>
      <style:text-properties fo:font-size="12pt"/>
    </style:style>
    <style:style style:name="P6" style:family="paragraph">
      <loext:graphic-properties draw:fill-color="#ffff99"/>
      <style:text-properties fo:font-size="12pt"/>
    </style:style>
    <style:style style:name="P7" style:family="paragraph">
      <loext:graphic-properties draw:fill-color="#00ff66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-color="#ffff00" draw:textarea-horizontal-align="justify" draw:textarea-vertical-align="middle" draw:auto-grow-height="false" fo:min-height="0.4173in" fo:min-width="0.3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ffff" draw:textarea-horizontal-align="justify" draw:textarea-vertical-align="middle" draw:auto-grow-height="false" fo:min-height="0.3098in" fo:min-width="0.9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ffff" draw:textarea-horizontal-align="justify" draw:textarea-vertical-align="middle" draw:auto-grow-height="false" fo:min-height="0.3909in" fo:min-width="0.8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ffff" draw:textarea-horizontal-align="justify" draw:textarea-vertical-align="middle" draw:auto-grow-height="false" fo:min-height="1.9673in" fo:min-width="0.3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ffff" draw:textarea-horizontal-align="justify" draw:textarea-vertical-align="middle" draw:auto-grow-height="false" fo:min-height="0.3098in" fo:min-width="0.7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99" draw:textarea-horizontal-align="justify" draw:textarea-vertical-align="middle" draw:auto-grow-height="false" fo:min-height="0.4165in" fo:min-width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ffff" draw:textarea-horizontal-align="justify" draw:textarea-vertical-align="middle" draw:auto-grow-height="false" fo:min-height="0.3098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ffff" draw:textarea-horizontal-align="justify" draw:textarea-vertical-align="middle" draw:auto-grow-height="false" fo:min-height="0.3098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ffff" draw:textarea-horizontal-align="justify" draw:textarea-vertical-align="middle" draw:auto-grow-height="false" fo:min-height="0.3098in" fo:min-width="0.5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99" draw:textarea-horizontal-align="justify" draw:textarea-vertical-align="middle" draw:auto-grow-height="false" fo:min-height="0.3335in" fo:min-width="0.7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99" draw:textarea-horizontal-align="justify" draw:textarea-vertical-align="middle" draw:auto-grow-height="false" fo:min-height="0.3335in" fo:min-width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99" draw:textarea-horizontal-align="justify" draw:textarea-vertical-align="middle" draw:auto-grow-height="false" fo:min-height="0.3335in" fo:min-width="0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66" draw:textarea-horizontal-align="justify" draw:textarea-vertical-align="middle" draw:auto-grow-height="false" fo:min-height="0.4173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99" draw:textarea-horizontal-align="justify" draw:textarea-vertical-align="middle" draw:auto-grow-height="false" fo:min-height="0.4173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ffff" draw:textarea-horizontal-align="justify" draw:textarea-vertical-align="middle" draw:auto-grow-height="false" fo:min-height="0.3098in" fo:min-width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00ffff" draw:textarea-horizontal-align="justify" draw:textarea-vertical-align="middle" draw:auto-grow-height="false" fo:min-height="0.3102in" fo:min-width="0.5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00ff66" draw:textarea-horizontal-align="justify" draw:textarea-vertical-align="middle" draw:auto-grow-height="false" fo:min-height="0.261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99" draw:textarea-horizontal-align="justify" draw:textarea-vertical-align="middle" draw:auto-grow-height="false" fo:min-height="0.3339in" fo:min-width="0.6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0626in" fo:min-width="0.3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0417in" fo:min-width="0.6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0417in" fo:min-width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0366in" fo:min-width="0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0626in" fo:min-width="0.5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00ff66" draw:textarea-vertical-align="middle" draw:auto-grow-height="false" fo:min-height="0.1882in" fo:min-width="0.3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0681in" fo:min-width="0.5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0783in" fo:min-width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0528in" fo:min-width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0528in" fo:min-width="0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0528in" fo:min-width="0.3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0736in" fo:min-width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0736in" fo:min-width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0.3343in" svg:height="0.4177in" svg:x="-0.298in" svg:y="2.3382in"><text:p><text:span text:style-name="T1">Im2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2" svg:width="1.3441in" svg:height="0.4378in" svg:x="0.3165in" svg:y="0.2862in"><text:p>GP detec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3" draw:text-style-name="P2" svg:width="1.1362in" svg:height="0.5524in" svg:x="2.7228in" svg:y="0.2339in"><text:p>Histogra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4" draw:text-style-name="P3" svg:width="0.5531in" svg:height="2.7815in" svg:x="5.3374in" svg:y="0.5047in"><text:p><text:span text:style-name="T1">Vo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5" draw:text-style-name="P2" svg:width="1.0315in" svg:height="0.4378in" svg:x="6.7335in" svg:y="1.7028in"><text:p>Threshol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6" draw:text-style-name="P4" svg:width="0.3232in" svg:height="0.4169in" svg:x="2.0146in" svg:y="-0.0783in"><text:p>Sc1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4" svg:width="0.3232in" svg:height="0.4169in" svg:x="2.0252in" svg:y="0.6299in"><text:p>Sc2</text:p><draw:enhanced-geometry svg:viewBox="0 0 21600 21600" draw:type="rectangle" draw:enhanced-path="M 0 0 L 21600 0 21600 21600 0 21600 0 0 Z N"/></draw:custom-shape><draw:custom-shape text:anchor-type="paragraph" draw:z-index="7" draw:name="Shape2" draw:style-name="gr7" draw:text-style-name="P2" svg:width="0.8134in" svg:height="0.4378in" svg:x="0.5354in" svg:y="1.4634in"><text:p>Col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8" draw:text-style-name="P2" svg:width="0.865in" svg:height="0.4378in" svg:x="0.4937in" svg:y="2.1819in"><text:p>Corn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9" draw:text-style-name="P2" svg:width="0.8441in" svg:height="0.4378in" svg:x="0.5043in" svg:y="2.8591in"><text:p>Ed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10" draw:text-style-name="P4" svg:width="0.7197in" svg:height="0.3335in" svg:x="4.202in" svg:y="0.3799in"><text:p>H</text:p><draw:enhanced-geometry svg:viewBox="0 0 21600 21600" draw:type="rectangle" draw:enhanced-path="M 0 0 L 21600 0 21600 21600 0 21600 0 0 Z N"/></draw:custom-shape><draw:custom-shape text:anchor-type="paragraph" draw:z-index="11" draw:name="Shape1" draw:style-name="gr11" draw:text-style-name="P4" svg:width="0.5004in" svg:height="0.3335in" svg:x="6.0563in" svg:y="1.7134in"><text:p>Scene</text:p><draw:enhanced-geometry svg:viewBox="0 0 21600 21600" draw:type="rectangle" draw:enhanced-path="M 0 0 L 21600 0 21600 21600 0 21600 0 0 Z N"/></draw:custom-shape><draw:custom-shape text:anchor-type="paragraph" draw:z-index="12" draw:name="Shape1" draw:style-name="gr12" draw:text-style-name="P4" svg:width="0.6878in" svg:height="0.3335in" svg:x="7.9209in" svg:y="1.7339in"><text:p>Binary</text:p><draw:enhanced-geometry svg:viewBox="0 0 21600 21600" draw:type="rectangle" draw:enhanced-path="M 0 0 L 21600 0 21600 21600 0 21600 0 0 Z N"/></draw:custom-shape><draw:custom-shape text:anchor-type="paragraph" draw:z-index="13" draw:name="Shape1" draw:style-name="gr13" draw:text-style-name="P5" svg:width="0.324in" svg:height="0.4177in" svg:x="-0.298in" svg:y="1.4008in"><text:p><text:span text:style-name="T1">Im1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6" draw:text-style-name="P4" svg:width="0.3232in" svg:height="0.4169in" svg:x="2.0772in" svg:y="2.828in"><text:p>E1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1" draw:style-name="gr14" draw:text-style-name="P6" svg:width="0.324in" svg:height="0.4177in" svg:x="2.0665in" svg:y="2.1299in"><text:p><text:span text:style-name="T1">Co1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4" draw:text-style-name="P6" svg:width="0.324in" svg:height="0.4177in" svg:x="2.0457in" svg:y="1.4425in"><text:p><text:span text:style-name="T1">C1</text:span></text:p><draw:enhanced-geometry svg:viewBox="0 0 21600 21600" draw:type="rectangle" draw:enhanced-path="M 0 0 L 21600 0 21600 21600 0 21600 0 0 Z N"/></draw:custom-shape><draw:custom-shape text:anchor-type="paragraph" draw:z-index="17" draw:name="Shape2" draw:style-name="gr15" draw:text-style-name="P2" svg:width="0.824in" svg:height="0.4378in" svg:x="3.0457in" svg:y="1.411in"><text:p>Poo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2" draw:style-name="gr8" draw:text-style-name="P2" svg:width="0.865in" svg:height="0.4378in" svg:x="3.0256in" svg:y="2.1193in"><text:p>Poo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" draw:style-name="gr16" draw:text-style-name="P3" svg:width="0.8031in" svg:height="0.4386in" svg:x="3.0772in" svg:y="2.9945in"><text:p><text:span text:style-name="T1">Po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17" draw:text-style-name="P7" svg:width="0.324in" svg:height="0.2614in" svg:x="2.8374in" svg:y="1.0354in"><text:p><text:span text:style-name="T1">Size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7" draw:text-style-name="P7" svg:width="0.324in" svg:height="0.2614in" svg:x="2.848in" svg:y="1.8484in"><text:p><text:span text:style-name="T1">Size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7" draw:text-style-name="P7" svg:width="0.324in" svg:height="0.2614in" svg:x="2.848in" svg:y="2.6717in"><text:p><text:span text:style-name="T1">Size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8" draw:text-style-name="P6" svg:width="0.6886in" svg:height="0.3343in" svg:x="4.2126in" svg:y="1.4425in"><text:p><text:span text:style-name="T1">CP1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2" draw:text-style-name="P4" svg:width="0.6878in" svg:height="0.3335in" svg:x="4.2335in" svg:y="2.1717in"><text:p>CoP1</text:p><draw:enhanced-geometry svg:viewBox="0 0 21600 21600" draw:type="rectangle" draw:enhanced-path="M 0 0 L 21600 0 21600 21600 0 21600 0 0 Z N"/></draw:custom-shape><draw:custom-shape text:anchor-type="paragraph" draw:z-index="25" draw:name="Shape1" draw:style-name="gr12" draw:text-style-name="P4" svg:width="0.6878in" svg:height="0.3335in" svg:x="4.2228in" svg:y="3.0154in"><text:p>EP1</text:p><draw:enhanced-geometry svg:viewBox="0 0 21600 21600" draw:type="rectangle" draw:enhanced-path="M 0 0 L 21600 0 21600 21600 0 21600 0 0 Z N"/></draw:custom-shape><draw:custom-shape text:anchor-type="paragraph" draw:z-index="26" draw:name="Shape3" draw:style-name="gr19" svg:width="0.4476in" svg:height="0.1252in" svg:x="0.0256in" svg:y="1.57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7" draw:name="Shape4" draw:style-name="gr20" draw:text-style-name="P8" svg:x1="-0.4429in" svg:y1="2.5362in" svg:x2="-0.4638in" svg:y2="0.3799in"><text:p/></draw:line><draw:line text:anchor-type="paragraph" draw:z-index="28" draw:name="Shape5" draw:style-name="gr20" draw:text-style-name="P8" svg:x1="-0.4638in" svg:y1="1.5882in" svg:x2="-0.2976in" svg:y2="1.5882in"><text:p/></draw:line><draw:line text:anchor-type="paragraph" draw:z-index="29" draw:name="Shape6" draw:style-name="gr20" draw:text-style-name="P8" svg:x1="-0.4638in" svg:y1="2.5362in" svg:x2="-0.2976in" svg:y2="2.5362in"><text:p/></draw:line><draw:custom-shape text:anchor-type="paragraph" draw:z-index="30" draw:name="Shape7" draw:style-name="gr21" svg:width="0.7189in" svg:height="0.0835in" svg:x="-0.4638in" svg:y="0.37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1" draw:name="Shape8" draw:style-name="gr20" draw:text-style-name="P8" svg:x1="0.1819in" svg:y1="1.7028in" svg:x2="0.2028in" svg:y2="3.0673in"><text:p/></draw:line><draw:custom-shape text:anchor-type="paragraph" draw:z-index="32" draw:name="Shape10" draw:style-name="gr22" svg:width="0.2913in" svg:height="0.0835in" svg:x="0.2028in" svg:y="2.35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11" draw:style-name="gr23" svg:width="0.3224in" svg:height="0.0732in" svg:x="0.1819in" svg:y="3.0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9" draw:style-name="gr24" svg:width="0.6252in" svg:height="0.1252in" svg:x="1.3484in" svg:y="1.62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9" draw:style-name="gr24" svg:width="0.6252in" svg:height="0.1252in" svg:x="1.3583in" svg:y="2.338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Shape9" draw:style-name="gr24" svg:width="0.6252in" svg:height="0.1252in" svg:x="1.348in" svg:y="3.004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name="Shape12" draw:style-name="gr25" draw:text-style-name="P9" svg:width="0.3024in" svg:height="0.1878in" svg:x="3.161in" svg:y="1.1402in"><text:p/><draw:enhanced-geometry svg:viewBox="0 0 21600 21600" draw:text-areas="0 0 21600 21600" draw:type="circular-arrow" draw:modifiers="-148.501729485799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8" draw:name="Shape12" draw:style-name="gr25" draw:text-style-name="P9" svg:width="0.3024in" svg:height="0.1878in" svg:x="3.1717in" svg:y="1.922in"><text:p/><draw:enhanced-geometry svg:viewBox="0 0 21600 21600" draw:text-areas="0 0 21600 21600" draw:type="circular-arrow" draw:modifiers="-148.501729485799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9" draw:name="Shape12" draw:style-name="gr25" draw:text-style-name="P9" svg:width="0.3024in" svg:height="0.1878in" svg:x="3.1717in" svg:y="2.8071in"><text:p/><draw:enhanced-geometry svg:viewBox="0 0 21600 21600" draw:text-areas="0 0 21600 21600" draw:type="circular-arrow" draw:modifiers="-148.501729485799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0" draw:name="Shape13" draw:style-name="gr26" svg:width="0.6252in" svg:height="0.1358in" svg:x="1.3382in" svg:y="0.15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name="Shape13" draw:style-name="gr26" svg:width="0.6252in" svg:height="0.1358in" svg:x="1.3382in" svg:y="0.723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Shape14" draw:style-name="gr27" svg:width="0.3331in" svg:height="0.1567in" svg:x="2.3902in" svg:y="0.1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name="Shape14" draw:style-name="gr27" svg:width="0.3331in" svg:height="0.1567in" svg:x="2.3902in" svg:y="0.6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name="Shape15" draw:style-name="gr28" svg:width="0.6768in" svg:height="0.1043in" svg:x="2.3693in" svg:y="1.54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name="Shape15" draw:style-name="gr28" svg:width="0.6768in" svg:height="0.1043in" svg:x="2.3902in" svg:y="2.29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6" draw:name="Shape15" draw:style-name="gr28" svg:width="0.6768in" svg:height="0.1043in" svg:x="2.4008in" svg:y="3.1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7" draw:name="Shape16" draw:style-name="gr29" svg:width="0.3433in" svg:height="0.1043in" svg:x="3.8591in" svg:y="0.463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8" draw:name="Shape16" draw:style-name="gr29" svg:width="0.3433in" svg:height="0.1043in" svg:x="3.8693in" svg:y="1.567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16" draw:style-name="gr29" svg:width="0.3433in" svg:height="0.1043in" svg:x="3.8902in" svg:y="2.3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0" draw:name="Shape16" draw:style-name="gr30" draw:text-style-name="P10" svg:width="0.3441in" svg:height="0.1059in" svg:x="3.8799in" svg:y="3.119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1" draw:name="Shape17" draw:style-name="gr31" svg:width="0.2921in" svg:height="0.1461in" svg:x="4.9217in" svg:y="0.494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Shape17" draw:style-name="gr31" svg:width="0.2921in" svg:height="0.1461in" svg:x="4.9008in" svg:y="1.53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3" draw:name="Shape17" draw:style-name="gr31" svg:width="0.2921in" svg:height="0.1461in" svg:x="4.9209in" svg:y="2.26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4" draw:name="Shape17" draw:style-name="gr31" svg:width="0.2921in" svg:height="0.1461in" svg:x="4.9102in" svg:y="3.09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5" draw:name="Shape18" draw:style-name="gr32" svg:width="0.1661in" svg:height="0.1461in" svg:x="5.8902in" svg:y="1.8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6" draw:name="Shape18" draw:style-name="gr32" svg:width="0.1661in" svg:height="0.1461in" svg:x="6.5673in" svg:y="1.8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7" draw:name="Shape18" draw:style-name="gr32" svg:width="0.1661in" svg:height="0.1461in" svg:x="7.7646in" svg:y="1.838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03:31.233227089</meta:creation-date>
    <dc:date>2017-01-28T13:11:03.484612600</dc:date>
    <meta:editing-duration>PT20M33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